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E000002E6E1A1FB58DFBAC4ED.png" manifest:media-type="image/png"/>
  <manifest:file-entry manifest:full-path="Pictures/10000001000004BA000002AC2F46DDE5BD90EFD7.png" manifest:media-type="image/png"/>
  <manifest:file-entry manifest:full-path="Pictures/100000010000042C000002E61DCFB6150AF036F6.png" manifest:media-type="image/png"/>
  <manifest:file-entry manifest:full-path="Pictures/1000000100000428000002E625D4B5D6A76F240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fo:min-height="1.328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Weather WEB App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3" draw:layer="layout" svg:width="22.584cm" svg:height="15.749cm" svg:x="2.916cm" svg:y="0.001cm">
          <draw:image xlink:href="Pictures/1000000100000428000002E625D4B5D6A76F24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 presentation:placeholder="true" presentation:user-transformed="true">
          <draw:text-box/>
        </draw:frame>
        <draw:frame draw:style-name="gr2" draw:text-style-name="P3" draw:layer="layout" svg:width="27.86cm" svg:height="15.749cm" svg:x="0.166cm" svg:y="0.5cm">
          <draw:image xlink:href="Pictures/10000001000004BA000002AC2F46DDE5BD90EFD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 presentation:placeholder="true">
          <draw:text-box/>
        </draw:frame>
        <draw:frame draw:style-name="gr2" draw:text-style-name="P3" draw:layer="layout" svg:width="25.767cm" svg:height="15.749cm" svg:x="1.212cm" svg:y="0.063cm">
          <draw:image xlink:href="Pictures/10000001000004BE000002E6E1A1FB58DFBAC4E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 presentation:placeholder="true">
          <draw:text-box/>
        </draw:frame>
        <draw:frame draw:style-name="gr2" draw:text-style-name="P3" draw:layer="layout" svg:width="23.5cm" svg:height="15.749cm" svg:x="4cm" svg:y="0cm">
          <draw:image xlink:href="Pictures/100000010000042C000002E61DCFB6150AF036F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9-17T11:40:12.166323286</meta:creation-date>
    <meta:editing-duration>PT8H11M40S</meta:editing-duration>
    <meta:editing-cycles>11</meta:editing-cycles>
    <meta:generator>LibreOffice/7.3.7.2$Linux_X86_64 LibreOffice_project/30$Build-2</meta:generator>
    <dc:title>Blue Curve</dc:title>
    <dc:date>2025-09-17T19:51:57.790322281</dc:date>
    <meta:document-statistic meta:object-count="53"/>
  </office:meta>
</office:document-meta>
</file>